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b5f0" officeooo:paragraph-rsid="0001b5f0"/>
    </style:style>
    <style:style style:name="P2" style:family="paragraph" style:parent-style-name="Standard">
      <style:paragraph-properties fo:text-align="justify" style:justify-single-word="false"/>
      <style:text-properties officeooo:rsid="0001b5f0" officeooo:paragraph-rsid="000284f8"/>
    </style:style>
    <style:style style:name="P3" style:family="paragraph" style:parent-style-name="Standard">
      <style:paragraph-properties fo:text-align="justify" style:justify-single-word="false"/>
      <style:text-properties officeooo:rsid="0001b5f0" officeooo:paragraph-rsid="0004aa36"/>
    </style:style>
    <style:style style:name="P4" style:family="paragraph" style:parent-style-name="Standard">
      <style:paragraph-properties fo:text-align="justify" style:justify-single-word="false"/>
      <style:text-properties officeooo:rsid="000284f8" officeooo:paragraph-rsid="000284f8"/>
    </style:style>
    <style:style style:name="P5" style:family="paragraph" style:parent-style-name="Standard">
      <style:paragraph-properties fo:text-align="justify" style:justify-single-word="false"/>
      <style:text-properties officeooo:rsid="0003b620" officeooo:paragraph-rsid="0003b620"/>
    </style:style>
    <style:style style:name="P6" style:family="paragraph" style:parent-style-name="Standard">
      <style:paragraph-properties fo:text-align="justify" style:justify-single-word="false"/>
      <style:text-properties officeooo:rsid="0004aa36" officeooo:paragraph-rsid="0004aa3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3b620"/>
    </style:style>
    <style:style style:name="T3" style:family="text">
      <style:text-properties style:text-underline-style="solid" style:text-underline-width="auto" style:text-underline-color="font-color" officeooo:rsid="0001b5f0"/>
    </style:style>
    <style:style style:name="T4" style:family="text">
      <style:text-properties style:text-underline-style="solid" style:text-underline-width="auto" style:text-underline-color="font-color" officeooo:rsid="0004aa36"/>
    </style:style>
    <style:style style:name="T5" style:family="text">
      <style:text-properties officeooo:rsid="000284f8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4aa36"/>
    </style:style>
    <style:style style:name="T8" style:family="text">
      <style:text-properties officeooo:rsid="0004a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tiene un sistema de base de datos de control de propiedades en condominio y se le asigna el siguiente requerimiento:</text:p>
      <text:p text:style-name="P1"/>
      <text:p text:style-name="P2">En este negocio de los condominios <text:span text:style-name="T5">se puede negociar con oficinas, viviendas o locales comerciales, pero sólo uno de esos tipos a la vez, es decir, si se incluye como vivienda no va a estarincluido como Local o como Oficina. <text:s/>Una vez que se incluye la vivienda hay que abrir una cuenta de cargos nueva, es decir si ya estaba alquilada antes, hay que borrar los datos y poner los cargos en cero., también hay que abrir una nueva cuenta con un saldo en 1000 dólares y hacer una gestión con el administrador para pagar mensualmente lo que corresponda de acuerdo a los honorarios de ese administrador para el condominio de ese inquilino.</text:span></text:p>
      <text:p text:style-name="P5">Cuando se desee <text:span text:style-name="T8">eliminar la vivienda del plan de condominio, no se va a borrar, sino que se solicita que se cambie de estado a Eliminada y se incluyan los datos de los cargos y de la cuentaViviendaAdministrador en dos tablas llamadas Cargos_Viviena_Sale y Cuenta_Viv_Admin_Sale con los mismos datos de las similares pero con el campo adicional fecha_borrado cargado con la fecha de hoy.</text:span></text:p>
      <text:p text:style-name="P6">Em casp de un cambio de inquilino, se debe reflejar en CuentaViviendaAdministrador, poniendo en inactivo el actual e incluyendo un nuevo registro con el inquilino nuevo.</text:p>
      <text:p text:style-name="P1"/>
      <text:p text:style-name="P1">Esquema de la base de datos:</text:p>
      <text:p text:style-name="P1"/>
      <text:p text:style-name="P1">banco (<text:span text:style-name="T1">codB</text:span>, nombre, contacto, telefono)</text:p>
      <text:p text:style-name="P1">condominio (<text:span text:style-name="T1">codigoC</text:span>, nombre, calle, avenida, població, cuenta, presidente)</text:p>
      <text:p text:style-name="P1">cuenta(<text:span text:style-name="T1">codB, sucursal, numero</text:span>, saldo)</text:p>
      <text:p text:style-name="P5">cargos_vivienda (<text:span text:style-name="T1">codigoC, planta, letra</text:span>, cargo limpieza, cargo_area_comun)</text:p>
      <text:p text:style-name="P1">propiedad (<text:span text:style-name="T1">codigoC</text:span>, <text:s/><text:span text:style-name="T1">planta, letra</text:span>, nombre_prop, telefono)</text:p>
      <text:p text:style-name="P4">inquilino (<text:span text:style-name="T1">DNI_inquilino</text:span>, nombre, teléfono, teléfono_trabajo)</text:p>
      <text:p text:style-name="P3">vivienda_particular(<text:span text:style-name="T1">codigoC</text:span>, <text:s/><text:span text:style-name="T1">planta, letra</text:span>, DNI_inquilino, num_habitaciones, <text:span text:style-name="T8">estado</text:span>)</text:p>
      <text:p text:style-name="P1">oficina(<text:span text:style-name="T1">codigoC</text:span>, <text:s/><text:span text:style-name="T1">planta, letra</text:span>, actividad)</text:p>
      <text:p text:style-name="P1">local_comercial(<text:span text:style-name="T1">codigoC</text:span>, <text:s/><text:span text:style-name="T1">planta, letra</text:span>, horario)</text:p>
      <text:p text:style-name="P1">Gestiona(<text:span text:style-name="T1">num_colegiado, codigoC, </text:span><text:span text:style-name="T2">planta, letra,</text:span> honorarios)</text:p>
      <text:p text:style-name="P1">Administrador (n<text:span text:style-name="T1">um_colegiado</text:span>, DNI, nombre)</text:p>
      <text:p text:style-name="P5">CuentaViviendaAdministrador ( <text:span text:style-name="T3">num_colegiado, </text:span><text:span text:style-name="T4">DNI_inquilino</text:span><text:span text:style-name="T1">,</text:span><text:span text:style-name="T6"> monto, </text:span><text:span text:style-name="T7">estado</text:span><text:span text:style-name="T6">) <text:s/></text:span><text:span text:style-name="T7">A=activo I=inac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4:26:43.867000000</meta:creation-date>
    <dc:date>2020-05-21T15:06:01.302000000</dc:date>
    <meta:editing-duration>PT7M56S</meta:editing-duration>
    <meta:editing-cycles>1</meta:editing-cycles>
    <meta:document-statistic meta:table-count="0" meta:image-count="0" meta:object-count="0" meta:page-count="1" meta:paragraph-count="17" meta:word-count="296" meta:character-count="2052" meta:non-whitespace-character-count="1767"/>
    <meta:generator>LibreOffice/5.2.5.1$Windows_x86 LibreOffice_project/0312e1a284a7d50ca85a365c316c7abbf20a4d22</meta:generator>
  </office:meta>
</office:document-meta>
</file>